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Tahoma, Calibri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a14d"/>
    </style:style>
    <style:style style:name="P2" style:family="paragraph" style:parent-style-name="Standard">
      <style:text-properties officeooo:rsid="0008f912" officeooo:paragraph-rsid="0008f912"/>
    </style:style>
    <style:style style:name="P3" style:family="paragraph" style:parent-style-name="Standard">
      <style:text-properties officeooo:rsid="0008f912" officeooo:paragraph-rsid="000b200c"/>
    </style:style>
    <style:style style:name="P4" style:family="paragraph" style:parent-style-name="Standard">
      <style:text-properties officeooo:rsid="0008f912" officeooo:paragraph-rsid="000e854e"/>
    </style:style>
    <style:style style:name="P5" style:family="paragraph" style:parent-style-name="Standard">
      <style:text-properties officeooo:rsid="0008f912" officeooo:paragraph-rsid="00173f44"/>
    </style:style>
    <style:style style:name="P6" style:family="paragraph" style:parent-style-name="Standard">
      <style:text-properties officeooo:rsid="0008f912" officeooo:paragraph-rsid="001e2ac3"/>
    </style:style>
    <style:style style:name="P7" style:family="paragraph" style:parent-style-name="Standard">
      <style:text-properties officeooo:rsid="00136dd6" officeooo:paragraph-rsid="00173f44"/>
    </style:style>
    <style:style style:name="P8" style:family="paragraph" style:parent-style-name="Standard">
      <style:text-properties officeooo:rsid="00243d17" officeooo:paragraph-rsid="00243d17"/>
    </style:style>
    <style:style style:name="T1" style:family="text">
      <style:text-properties officeooo:rsid="00099ae1"/>
    </style:style>
    <style:style style:name="T2" style:family="text">
      <style:text-properties officeooo:rsid="000ad40c"/>
    </style:style>
    <style:style style:name="T3" style:family="text">
      <style:text-properties officeooo:rsid="000e854e"/>
    </style:style>
    <style:style style:name="T4" style:family="text">
      <style:text-properties officeooo:rsid="00136dd6"/>
    </style:style>
    <style:style style:name="T5" style:family="text">
      <style:text-properties officeooo:rsid="001c8a90"/>
    </style:style>
    <style:style style:name="T6" style:family="text">
      <style:text-properties fo:font-variant="normal" fo:text-transform="none" fo:color="#333333" style:font-name="Verdana" fo:font-size="8.19999980926514pt" fo:letter-spacing="normal" fo:font-style="normal" fo:font-weight="normal" officeooo:rsid="0008f912"/>
    </style:style>
    <style:style style:name="T7" style:family="text">
      <style:text-properties fo:font-variant="normal" fo:text-transform="none" fo:color="#333333" style:font-name="Times New Roman" fo:font-size="12pt" fo:letter-spacing="normal" fo:font-style="normal" fo:font-weight="normal" officeooo:rsid="0008f912" style:font-size-asian="12pt" style:font-size-complex="12pt"/>
    </style:style>
    <style:style style:name="T8" style:family="text">
      <style:text-properties officeooo:rsid="0008f912"/>
    </style:style>
    <style:style style:name="T9" style:family="text">
      <style:text-properties style:font-name="Times New Roman" fo:font-size="12pt" officeooo:rsid="0008f912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Мини-отчёт: Реальное развёртывание сервера приложений Django на старом сервере Supermicro</text:h>
      <text:p text:style-name="P1"/>
      <text:p text:style-name="P2">Не так давно на работе получил задание развернуть на работе простенький серверок ServiceDesk собственной разработки, написанный на фреймворке Django. Задание включало два<text:span text:style-name="T1"> </text:span>условия — во-первых сначала попробовать развернуть сервер на ОС Red Hat Linux EL 5.6, на котором работает корпоративная учётная система на базе Oracle e-business suite; во-вторых — это всё должно работать на стареньком сервере <text:span text:style-name="T1">Supermicro о двух процессорах Intel Xeon и четырёх гигабайтах ОЗУ.</text:span></text:p>
      <text:p text:style-name="P2"/>
      <text:p text:style-name="P3">Дистрибутив <text:span text:style-name="T2">Red hat успешно установился вместе с оболочкой GNOME на указанную машину и «понял» включёный на нём RAID1. Дальнейшее конфигурирование сервера включало в себя альтернативную (т. е. с сохранением системного Python'а) установку свежей версии Python 2.7 Postgresql 9.3, <text:s/>установку Django 1.4.10 и psycopg2 в виртуальную среду (virtualenv), сборку модуля mod_wsgi для сервера Apache 2.2 и установленного Питона.</text:span></text:p>
      <text:p text:style-name="P3"/>
      <text:p text:style-name="Standard"><text:span text:style-name="T8">Эксперимент с Redhat шёл успешно вплоть до сборки mod_wsgi, во время которой пришлось столкнуться c сообщением об отсутствии модуля apsx в составе веб-сервера. Довольно долго искал подходящий httpd-devel среди библиотек rpm-пакетов, но подходящего не нашлось. Команда </text:span><text:span text:style-name="T6">yum install httpd-devel </text:span><text:span text:style-name="T7">почему-то</text:span><text:span text:style-name="T9"> </text:span><text:span text:style-name="T8">перенаправила меня на какой-то сайт Oracle для какой-то непонятной регистрации, от которой я, конечно, отказался. Визит на сайт redhat.com тоже не дал результатов, т. к. страница для скачивания любых (!) пакетов для RHEL <text:s/>оказалась в закрытом доступе. На этом эксперимент с Redhat я прекратил.</text:span></text:p>
      <text:p text:style-name="P4"/>
      <text:p text:style-name="P4">Следующий эксперимент я решил провести с дистрибутивом <text:span text:style-name="T3">Ubuntu server 12.04 LTS. Он успешно установился в виртуальной машине на моём ноутбуке, но старенький сервер Supermicro наотрез отказался воспринимать установочный CD — при попытке загрузиться с него появлялся мигающий курсор на чёрном экране, и далее ничего не происходило. Поиск решения проблемы в «гугле» не дал результатов. Установка 10.04 на Supermicro закончилась сообщением c требованием сменить текущий CD на другой несуществующий носитель. При этом, как и в случае с версией 12.04, в виртуальную машину всё установилось без сучка без задоринки. Какого-то осмысленного системного решения проблемы найти в Интернете не удалось — кто-то устанавливал настольную версию вместо серверной, кто-то решал проблему скачиванием самого первого релиза версии 10.04. Самым обидным в данной ситуации было то, что на виртуальной машине на ноутбуке установка проходила без каких-либо проблем, и развертывание Django в промышленном режиме не составило особого труда — на все возникающие вопросы легко находились исчерпывающие ответы в Google.</text:span></text:p>
      <text:p text:style-name="P4"/>
      <text:p text:style-name="P6">Далее я скачал <text:span text:style-name="T5">CetntOS 6.5, как «близкого родственника» RHEL 6.5, но установочный диск, записанный из её образа, также, как и в случае с Ubuntu, не был распознан как загрузочный на моём сервере. </text:span></text:p>
      <text:p text:style-name="P6"/>
      <text:p text:style-name="P6">В итоге я последовал рекомендации нашего системного администратора и с его помощью <text:s/>установил <text:span text:style-name="T4">FreeBSD 8.4 с дистрибутива на DVD. Установщик FreeBSD собрал ядро со всеми отмеченными опциями, и собранная операционка спокойно прошла первую загрузку. В коллекции портов FreeBSD нашлось все необходимое мне ПО актуальных версий — Apache 2.2, Python 2.7.6, Django 1.6, PostgreSQL 9.3 и psycopg2. В итоге я лично собрал из коллекции портов Apache 2.2, Postgresql 9.3, Python 2.7.6, mod_wsgi (3.x, сейчас точно не помню номер релиза) для установленных Apache и Python'а. Пакет Virtualenv для Python тоже был взят и собран из коллекции портов, а требуемый мне фреймворк Django 1.4.10 LTS был собран и </text:span><text:soft-page-break/><text:span text:style-name="T4">установлен из скачанного tar-файла. После настройки параметров сети и автозапуска PostgreSQL, Apache и postfix все компоненты сразу нормально запустились и заработали. Также без проблем запустился и мой проект на Django. </text:span></text:p>
      <text:p text:style-name="P5"/>
      <text:p text:style-name="P8">Теперь при выборе серверной ОС для новых задач в качестве первого кандидата я буду сначала FreeBSD, т. к. она способна запускаться и устойчиво работать практически на любом железе. </text:p>
      <text:p text:style-name="P7"><text:s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Tahoma, Calibri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01:19:31.241080000</meta:creation-date>
    <dc:date>2014-02-21T15:12:15.880752000</dc:date>
    <meta:editing-duration>PT9H51M37S</meta:editing-duration>
    <meta:editing-cycles>17</meta:editing-cycles>
    <meta:generator>LibreOffice/4.1.5.3$MacOSX_x86 LibreOffice_project/1c1366bba2ba2b554cd2ca4d87c06da81c05d24</meta:generator>
    <meta:document-statistic meta:table-count="0" meta:image-count="0" meta:object-count="0" meta:page-count="2" meta:paragraph-count="9" meta:word-count="558" meta:character-count="3944" meta:non-whitespace-character-count="3381"/>
  </office:meta>
</office:document-meta>
</file>